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Khmer OS System" svg:font-family="'Khmer OS System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808080" style:text-outline="false" style:text-line-through-style="none" style:text-line-through-type="none" style:font-name="Khmer OS System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0.5pt" style:language-asian="none" style:country-asian="none" style:font-style-asian="normal" style:font-weight-asian="normal" style:font-name-complex="Khmer OS System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729fcf"/>
    </style:style>
    <style:style style:name="ce10" style:family="table-cell" style:parent-style-name="Default" style:data-style-name="N11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4165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3.5762601630413" calcext:value-type="float">
            <text:p>23.57626016304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0999305092066727" calcext:value-type="percentage">
            <text:p>9.99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6795808360039" calcext:value-type="float">
            <text:p>17.6795808360039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3.3145837160118" calcext:value-type="float">
            <text:p>23.314583716011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2271370299859" calcext:value-type="float">
            <text:p>24.2271370299859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94178708673498" calcext:value-type="percentage">
            <text:p>89.4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0778215570608" calcext:value-type="float">
            <text:p>18.0778215570608</text:p>
          </table:table-cell>
          <table:table-cell table:style-name="ce3" office:value-type="float" office:value="25" calcext:value-type="float">
            <text:p>25</text:p>
          </table:table-cell>
          <table:table-cell table:formula="of:=[.U7]-[.U6]" office:value-type="float" office:value="-5.23676215895102" calcext:value-type="float">
            <text:p>-5.23676215895102</text:p>
          </table:table-cell>
          <table:table-cell table:formula="of:=1-([.U7]/[.U6])" office:value-type="float" office:value="0.224613152983493" calcext:value-type="float">
            <text:p>0.22461315298349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10272868490676" calcext:value-type="percentage">
            <text:p>10.27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7867156090215" calcext:value-type="float">
            <text:p>18.7867156090215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2.3256329659489" calcext:value-type="float">
            <text:p>22.3256329659489</text:p>
          </table:table-cell>
          <table:table-cell table:style-name="ce3" office:value-type="float" office:value="36" calcext:value-type="float">
            <text:p>36</text:p>
          </table:table-cell>
          <table:table-cell table:formula="of:=1-([.S7]/[.S6])" office:value-type="float" office:value="0.00363354290909701" calcext:value-type="float">
            <text:p>0.00363354290909701</text:p>
          </table:table-cell>
          <table:table-cell table:formula="of:=[.W8]*100" office:value-type="float" office:value="0.363354290909701" calcext:value-type="float">
            <text:p>0.363354290909701</text:p>
          </table:table-cell>
          <table:table-cell/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 table:style-name="ce2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23.4861068740138" calcext:value-type="float">
            <text:p>23.486106874013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89356073158217" calcext:value-type="percentage">
            <text:p>89.36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3161552590318" calcext:value-type="float">
            <text:p>18.316155259031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4.0428472210187" calcext:value-type="float">
            <text:p>24.0428472210187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0972904944389404" calcext:value-type="percentage">
            <text:p>9.73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16.4509962839365" calcext:value-type="float">
            <text:p>16.4509962839365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2.0996954079892" calcext:value-type="float">
            <text:p>22.0996954079892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6" office:value-type="percentage" office:value="0.884389552737243" calcext:value-type="percentage">
            <text:p>88.44%</text:p>
          </table:table-cell>
          <table:table-cell office:value-type="float" office:value="17.7124638280075" calcext:value-type="float">
            <text:p>17.7124638280075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25.7169018160494" calcext:value-type="float">
            <text:p>25.7169018160494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90442591356436" calcext:value-type="percentage">
            <text:p>89.0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1196567089937" calcext:value-type="float">
            <text:p>17.119656708993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4.0668900682398" calcext:value-type="float">
            <text:p>24.066890068239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7" office:value-type="percentage" office:value="0.104750944588626" calcext:value-type="percentage">
            <text:p>10.48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7.4761983159988" calcext:value-type="float">
            <text:p>17.476198315998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2.4422708940692" calcext:value-type="float">
            <text:p>22.4422708940692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867760357420346" calcext:value-type="percentage">
            <text:p>86.78%</text:p>
          </table:table-cell>
          <table:table-cell office:value-type="float" office:value="19.526246436988" calcext:value-type="float">
            <text:p>19.526246436988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25.2019650259463" calcext:value-type="float">
            <text:p>25.201965025946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885479413180726" calcext:value-type="percentage">
            <text:p>88.55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7967225040484" calcext:value-type="float">
            <text:p>17.796722504048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3" office:value-type="float" office:value="25.0099670709751" calcext:value-type="float">
            <text:p>25.0099670709751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7" office:value-type="percentage" office:value="0.101489819303666" calcext:value-type="percentage">
            <text:p>10.15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6.4352380200289" calcext:value-type="float">
            <text:p>16.4352380200289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428472210187" calcext:value-type="float">
            <text:p>24.042847221018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6" office:value-type="percentage" office:value="0.874752055362433" calcext:value-type="percentage">
            <text:p>87.48%</text:p>
          </table:table-cell>
          <table:table-cell table:style-name="ce3" office:value-type="float" office:value="18.2044427930377" calcext:value-type="float">
            <text:p>18.2044427930377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497699910484" calcext:value-type="float">
            <text:p>24.049769991048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84389552737243" calcext:value-type="percentage">
            <text:p>88.4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7124638280075" calcext:value-type="float">
            <text:p>17.7124638280075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3" office:value-type="float" office:value="24.0741096869751" calcext:value-type="float">
            <text:p>24.0741096869751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121054653275249" calcext:value-type="percentage">
            <text:p>12.11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1.4483662690036" calcext:value-type="float">
            <text:p>21.4483662690036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668900682398" calcext:value-type="float">
            <text:p>24.066890068239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14" office:value-type="percentage" office:value="0.841187424848358" calcext:value-type="percentage">
            <text:p>84.12%</text:p>
          </table:table-cell>
          <table:table-cell table:style-name="ce2" office:value-type="float" office:value="17.4824694099952" calcext:value-type="float">
            <text:p>17.4824694099952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867760357420346" calcext:value-type="percentage">
            <text:p>86.78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9.526246436988" calcext:value-type="float">
            <text:p>19.52624643698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1.6202808399685" calcext:value-type="float">
            <text:p>21.6202808399685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81716657988727" calcext:value-type="float">
            <text:p>6.8171665798872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5.0099670709751" calcext:value-type="float">
            <text:p>25.0099670709751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7" office:value-type="percentage" office:value="0.852996655772687" calcext:value-type="percentage">
            <text:p>85.30%</text:p>
          </table:table-cell>
          <table:table-cell table:style-name="ce19" office:value-type="float" office:value="16.114722052007" calcext:value-type="float">
            <text:p>16.114722052007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53006708002067" calcext:value-type="float">
            <text:p>6.5300670800206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74752055362433" calcext:value-type="percentage">
            <text:p>87.48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2044427930377" calcext:value-type="float">
            <text:p>18.204442793037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1.1469809270638" calcext:value-type="float">
            <text:p>21.146980927063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92393225696287" calcext:value-type="float">
            <text:p>6.9239322569628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741096869751" calcext:value-type="float">
            <text:p>24.0741096869751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609184309172291" calcext:value-type="percentage">
            <text:p>60.92%</text:p>
          </table:table-cell>
          <table:table-cell office:value-type="float" office:value="15.3562649719825" calcext:value-type="float">
            <text:p>15.3562649719825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39521631898242" calcext:value-type="float">
            <text:p>6.39521631898242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14" office:value-type="percentage" office:value="0.841187424848358" calcext:value-type="percentage">
            <text:p>84.1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7.4824694099952" calcext:value-type="float">
            <text:p>17.482469409995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5.90527499199379" calcext:value-type="float">
            <text:p>5.9052749919937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1.6202808399685" calcext:value-type="float">
            <text:p>21.620280839968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hypothyroid</text:p>
          </table:table-cell>
          <table:table-cell table:style-name="ce4" office:value-type="string" calcext:value-type="string">
            <text:p>IB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st_voted</text:p>
          </table:table-cell>
          <table:table-cell table:style-name="ce4" office:value-type="string" calcext:value-type="string">
            <text:p>Euclidean</text:p>
          </table:table-cell>
          <table:table-cell table:style-name="ce5" office:value-type="string" calcext:value-type="string">
            <text:p>I-Gain</text:p>
          </table:table-cell>
          <table:table-cell table:style-name="ce9" office:value-type="percentage" office:value="0.920999383706427" calcext:value-type="percentage">
            <text:p>92.1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5" office:value-type="float" office:value="5.23692931697588" calcext:value-type="float">
            <text:p>5.23692931697588</text:p>
          </table:table-cell>
          <table:table-cell table:style-name="ce5" office:value-type="float" office:value="10" calcext:value-type="float">
            <text:p>10</text:p>
          </table:table-cell>
          <table:table-cell table:formula="of:=([.J23]/[.J22])-1" office:value-type="float" office:value="-0.113177739550494" calcext:value-type="float">
            <text:p>-0.113177739550494</text:p>
          </table:table-cell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7" office:value-type="percentage" office:value="0.852996655772687" calcext:value-type="percentage">
            <text:p>85.3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6.114722052007" calcext:value-type="float">
            <text:p>16.11472205200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6.77729158193688" calcext:value-type="float">
            <text:p>6.7772915819368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1.1469809270638" calcext:value-type="float">
            <text:p>21.146980927063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5.89727136798319" calcext:value-type="float">
            <text:p>5.8972713679831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609184309172291" calcext:value-type="percentage">
            <text:p>60.9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5.3562649719825" calcext:value-type="float">
            <text:p>15.356264971982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48983493499691" calcext:value-type="float">
            <text:p>6.4898349349969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5.53519550600322" calcext:value-type="float">
            <text:p>5.5351955060032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7.13283843398676" calcext:value-type="float">
            <text:p>7.1328384339867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27769863797585" calcext:value-type="float">
            <text:p>6.27769863797585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 table:number-columns-repeated="3"/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6.18981055403856" calcext:value-type="float">
            <text:p>6.1898105540385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office:value-type="float" office:value="6.18981055403856" calcext:value-type="float">
            <text:p>6.18981055403856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941953753705331" calcext:value-type="percentage">
            <text:p>94.2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5.85944673605263" calcext:value-type="float">
            <text:p>5.8594467360526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6" office:value-type="percentage" office:value="0.941953753705331" calcext:value-type="percentage">
            <text:p>94.20%</text:p>
          </table:table-cell>
          <table:table-cell office:value-type="float" office:value="5.85944673605263" calcext:value-type="float">
            <text:p>5.85944673605263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939826784568384" calcext:value-type="percentage">
            <text:p>93.98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5.78651045201696" calcext:value-type="float">
            <text:p>5.7865104520169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939826784568384" calcext:value-type="percentage">
            <text:p>93.98%</text:p>
          </table:table-cell>
          <table:table-cell office:value-type="float" office:value="5.78651045201696" calcext:value-type="float">
            <text:p>5.78651045201696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11" office:value-type="string" calcext:value-type="string">
            <text:p>hypothyroid</text:p>
          </table:table-cell>
          <table:table-cell table:style-name="ce11" office:value-type="string" calcext:value-type="string">
            <text:p>IB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ost_voted</text:p>
          </table:table-cell>
          <table:table-cell table:style-name="ce11" office:value-type="string" calcext:value-type="string">
            <text:p>Euclidean</text:p>
          </table:table-cell>
          <table:table-cell table:style-name="ce12" office:value-type="string" calcext:value-type="string">
            <text:p>I-Gain</text:p>
          </table:table-cell>
          <table:table-cell table:style-name="ce6" office:value-type="percentage" office:value="0.953095826737867" calcext:value-type="percentage">
            <text:p>95.31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Default" office:value-type="float" office:value="5.60775804996956" calcext:value-type="float">
            <text:p>5.6077580499695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3"/>
          <table:table-cell table:style-name="ce12" office:value-type="string" calcext:value-type="string">
            <text:p>I-Gain</text:p>
          </table:table-cell>
          <table:table-cell table:style-name="ce6" office:value-type="percentage" office:value="0.953095826737867" calcext:value-type="percentage">
            <text:p>95.31%</text:p>
          </table:table-cell>
          <table:table-cell office:value-type="float" office:value="5.60775804996956" calcext:value-type="float">
            <text:p>5.60775804996956</text:p>
          </table:table-cell>
          <table:table-cell table:style-name="ce18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office:value-type="float" office:value="6.10300320305396" calcext:value-type="float">
            <text:p>6.1030032030539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7" office:value-type="float" office:value="6.10300320305396" calcext:value-type="float">
            <text:p>6.10300320305396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6784568384" calcext:value-type="percentage">
            <text:p>93.98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office:value-type="float" office:value="6.0190008750069" calcext:value-type="float">
            <text:p>6.019000875006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6784568384" calcext:value-type="percentage">
            <text:p>93.98%</text:p>
          </table:table-cell>
          <table:table-cell table:style-name="ce17" office:value-type="float" office:value="6.0190008750069" calcext:value-type="float">
            <text:p>6.0190008750069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26335457595997" calcext:value-type="float">
            <text:p>6.26335457595997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6.26335457595997" calcext:value-type="float">
            <text:p>6.26335457595997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I-Gain</text:p>
          </table:table-cell>
          <table:table-cell table:style-name="ce14" office:value-type="percentage" office:value="0.956274644023947" calcext:value-type="percentage">
            <text:p>95.63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5.80079487300827" calcext:value-type="float">
            <text:p>5.8007948730082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  <table:table-cell table:style-name="ce2" office:value-type="string" calcext:value-type="string">
            <text:p>I-Gain</text:p>
          </table:table-cell>
          <table:table-cell table:style-name="ce14" office:value-type="percentage" office:value="0.956274644023947" calcext:value-type="percentage">
            <text:p>95.63%</text:p>
          </table:table-cell>
          <table:table-cell table:style-name="ce13" office:value-type="float" office:value="5.80079487300827" calcext:value-type="float">
            <text:p>5.80079487300827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80995896403329" calcext:value-type="float">
            <text:p>6.80995896403329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6.80995896403329" calcext:value-type="float">
            <text:p>6.80995896403329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relief</text:p>
          </table:table-cell>
          <table:table-cell table:style-name="ce14" office:value-type="percentage" office:value="0.93956153257899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43150216899812" calcext:value-type="float">
            <text:p>6.431502168998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13" office:value-type="string" calcext:value-type="string">
            <text:p>relief</text:p>
          </table:table-cell>
          <table:table-cell table:style-name="ce14" office:value-type="percentage" office:value="0.939561532578994" calcext:value-type="percentage">
            <text:p>93.96%</text:p>
          </table:table-cell>
          <table:table-cell table:style-name="ce13" office:value-type="float" office:value="6.43150216899812" calcext:value-type="float">
            <text:p>6.43150216899812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89471529997536" calcext:value-type="float">
            <text:p>6.89471529997536</text:p>
          </table:table-cell>
          <table:table-cell table:style-name="ce3" office:value-type="float" office:value="29" calcext:value-type="float">
            <text:p>29</text:p>
          </table:table-cell>
          <table:table-cell table:formula="of:=[.X42]/10" office:value-type="float" office:value="6.56959092631951" calcext:value-type="float">
            <text:p>6.56959092631951</text:p>
          </table:table-cell>
          <table:table-cell table:formula="of:=[.U30]+[.U32]+[.U34]+[.U36]+[.U38]+[.U40]+[.U42]+[.U44]+[.U46]+[.U48]" office:value-type="float" office:value="65.6959092631951" calcext:value-type="float">
            <text:p>65.6959092631951</text:p>
          </table:table-cell>
          <table:table-cell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6.89471529997536" calcext:value-type="float">
            <text:p>6.89471529997536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11" office:value-type="string" calcext:value-type="string">
            <text:p>hypothyroid</text:p>
          </table:table-cell>
          <table:table-cell table:style-name="ce11" office:value-type="string" calcext:value-type="string">
            <text:p>IB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ost_voted</text:p>
          </table:table-cell>
          <table:table-cell table:style-name="ce11" office:value-type="string" calcext:value-type="string">
            <text:p>Euclidean</text:p>
          </table:table-cell>
          <table:table-cell table:style-name="ce12" office:value-type="string" calcext:value-type="string">
            <text:p>I-Gain</text:p>
          </table:table-cell>
          <table:table-cell table:style-name="ce15" office:value-type="percentage" office:value="0.956011504674234" calcext:value-type="percentage">
            <text:p>95.60%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12" office:value-type="float" office:value="6.06465581798693" calcext:value-type="float">
            <text:p>6.0646558179869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/>
          <table:table-cell table:style-name="ce12" office:value-type="string" calcext:value-type="string">
            <text:p>I-Gain</text:p>
          </table:table-cell>
          <table:table-cell table:style-name="ce15" office:value-type="percentage" office:value="0.956011504674234" calcext:value-type="percentage">
            <text:p>95.60%</text:p>
          </table:table-cell>
          <table:table-cell table:style-name="ce12" office:value-type="float" office:value="6.06465581798693" calcext:value-type="float">
            <text:p>6.06465581798693</text:p>
          </table:table-cell>
          <table:table-cell table:style-name="ce18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5.83322073405725" calcext:value-type="float">
            <text:p>5.83322073405725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5.83322073405725" calcext:value-type="float">
            <text:p>5.83322073405725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5366158528" calcext:value-type="percentage">
            <text:p>93.98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5.46420921894605" calcext:value-type="float">
            <text:p>5.46420921894605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formula="of:=[.U47]-[.W42]" office:value-type="float" office:value="-0.779919603290182" calcext:value-type="float">
            <text:p>-0.779919603290182</text:p>
          </table:table-cell>
          <table:table-cell/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5366158528" calcext:value-type="percentage">
            <text:p>93.98%</text:p>
          </table:table-cell>
          <table:table-cell table:style-name="ce13" office:value-type="float" office:value="5.46420921894605" calcext:value-type="float">
            <text:p>5.46420921894605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8.48420922906371" calcext:value-type="float">
            <text:p>8.4842092290637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8.48420922906371" calcext:value-type="float">
            <text:p>8.48420922906371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I-Gain</text:p>
          </table:table-cell>
          <table:table-cell table:style-name="ce7" office:value-type="percentage" office:value="0.96527918086913" calcext:value-type="percentage">
            <text:p>96.53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2" office:value-type="float" office:value="5.78967132302932" calcext:value-type="float">
            <text:p>5.78967132302932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([.S47]/[.S30])-1" office:value-type="float" office:value="0.027371200785173" calcext:value-type="float">
            <text:p>0.027371200785173</text:p>
          </table:table-cell>
          <table:table-cell/>
          <table:table-cell table:style-name="ce3" office:value-type="string" calcext:value-type="string">
            <text:p>I-Gain</text:p>
          </table:table-cell>
          <table:table-cell table:style-name="ce7" office:value-type="percentage" office:value="0.96527918086913" calcext:value-type="percentage">
            <text:p>96.53%</text:p>
          </table:table-cell>
          <table:table-cell table:style-name="ce2" office:value-type="float" office:value="5.78967132302932" calcext:value-type="float">
            <text:p>5.78967132302932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86058610095643" calcext:value-type="float">
            <text:p>6.86058610095643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table:formula="of:=[.X47]*100" office:value-type="float" office:value="2.7371200785173" calcext:value-type="float">
            <text:p>2.7371200785173</text:p>
          </table:table-cell>
          <table:table-cell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3" office:value-type="float" office:value="6.86058610095643" calcext:value-type="float">
            <text:p>6.86058610095643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948052481672291" calcext:value-type="percentage">
            <text:p>94.81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5.54927924307413" calcext:value-type="float">
            <text:p>5.549279243074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948052481672291" calcext:value-type="percentage">
            <text:p>94.81%</text:p>
          </table:table-cell>
          <table:table-cell table:style-name="ce3" office:value-type="float" office:value="5.54927924307413" calcext:value-type="float">
            <text:p>5.54927924307413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 table:number-rows-repeated="4">
          <table:table-cell table:number-columns-repeated="12"/>
          <table:table-cell table:style-name="ce3" table:number-columns-repeated="6"/>
          <table:table-cell table:style-name="ce6" table:number-columns-repeated="2"/>
          <table:table-cell/>
          <table:table-cell table:style-name="ce3"/>
          <table:table-cell table:number-columns-repeated="8"/>
        </table:table-row>
        <table:table-row table:style-name="ro1" table:number-rows-repeated="104852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3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1" table:number-columns-repeated="28" table:default-cell-style-name="Default"/>
        <table:table-row table:style-name="ro1">
          <table:table-cell table:number-columns-repeated="39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Scores for hypothyroid dataset features </text:p>
          </table:table-cell>
          <table:covered-table-cell table:number-columns-repeated="3"/>
          <table:table-cell table:number-columns-repeated="2"/>
          <table:table-cell table:style-name="ce20" office:value-type="string" calcext:value-type="string" table:number-columns-spanned="4" table:number-rows-spanned="1">
            <text:p>Scores for satimage dataset features 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office:value-type="string" calcext:value-type="string">
            <text:p>I-Gain</text:p>
          </table:table-cell>
          <table:table-cell office:value-type="string" calcext:value-type="string">
            <text:p>Relief</text:p>
          </table:table-cell>
          <table:table-cell table:number-columns-repeated="3"/>
          <table:table-cell office:value-type="string" calcext:value-type="string">
            <text:p>Features</text:p>
          </table:table-cell>
          <table:table-cell office:value-type="string" calcext:value-type="string">
            <text:p>I-Gain</text:p>
          </table:table-cell>
          <table:table-cell office:value-type="string" calcext:value-type="string">
            <text:p>Relief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age'</text:p>
          </table:table-cell>
          <table:table-cell table:style-name="ce21" office:value-type="float" office:value="0.0130091444266407" calcext:value-type="float">
            <text:p>0.0130091444266407</text:p>
          </table:table-cell>
          <table:table-cell table:style-name="ce21" office:value-type="float" office:value="0.03636686" calcext:value-type="float">
            <text:p>0.03636686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0.59851257" calcext:value-type="float">
            <text:p>0.59851257</text:p>
          </table:table-cell>
          <table:table-cell office:value-type="float" office:value="0.10344158" calcext:value-type="float">
            <text:p>0.1034415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sex'</text:p>
          </table:table-cell>
          <table:table-cell table:style-name="ce21" office:value-type="float" office:value="0.0311109165536259" calcext:value-type="float">
            <text:p>0.0311109165536259</text:p>
          </table:table-cell>
          <table:table-cell table:style-name="ce21" office:value-type="float" office:value="0.30339201" calcext:value-type="float">
            <text:p>0.30339201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float" office:value="0.5625994" calcext:value-type="float">
            <text:p>0.5625994</text:p>
          </table:table-cell>
          <table:table-cell office:value-type="float" office:value="0.08704191" calcext:value-type="float">
            <text:p>0.087041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on_thyroxine'</text:p>
          </table:table-cell>
          <table:table-cell table:style-name="ce21" office:value-type="float" office:value="0.0431339678456506" calcext:value-type="float">
            <text:p>0.0431339678456506</text:p>
          </table:table-cell>
          <table:table-cell table:style-name="ce21" office:value-type="float" office:value="0.2980505" calcext:value-type="float">
            <text:p>0.2980505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office:value-type="float" office:value="0.49926547" calcext:value-type="float">
            <text:p>0.49926547</text:p>
          </table:table-cell>
          <table:table-cell office:value-type="float" office:value="0.06720999" calcext:value-type="float">
            <text:p>0.0672099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_on_thyroxine'</text:p>
          </table:table-cell>
          <table:table-cell table:style-name="ce21" office:value-type="float" office:value="0.0345563122549162" calcext:value-type="float">
            <text:p>0.0345563122549162</text:p>
          </table:table-cell>
          <table:table-cell table:style-name="ce21" office:value-type="float" office:value="0.15603922" calcext:value-type="float">
            <text:p>0.15603922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float" office:value="0.6085746" calcext:value-type="float">
            <text:p>0.6085746</text:p>
          </table:table-cell>
          <table:table-cell office:value-type="float" office:value="0.08388752" calcext:value-type="float">
            <text:p>0.083887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'on_antithyroid_medication'</text:p>
          </table:table-cell>
          <table:table-cell table:style-name="ce21" office:value-type="float" office:value="0.0355977441167643" calcext:value-type="float">
            <text:p>0.0355977441167643</text:p>
          </table:table-cell>
          <table:table-cell table:style-name="ce21" office:value-type="float" office:value="0.03267917" calcext:value-type="float">
            <text:p>0.03267917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5</text:p>
          </table:table-cell>
          <table:table-cell office:value-type="float" office:value="0.64724628" calcext:value-type="float">
            <text:p>0.64724628</text:p>
          </table:table-cell>
          <table:table-cell office:value-type="float" office:value="0.12208868" calcext:value-type="float">
            <text:p>0.1220886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'sick'</text:p>
          </table:table-cell>
          <table:table-cell table:style-name="ce21" office:value-type="float" office:value="0.0386840386272742" calcext:value-type="float">
            <text:p>0.0386840386272742</text:p>
          </table:table-cell>
          <table:table-cell table:style-name="ce21" office:value-type="float" office:value="0.02435202" calcext:value-type="float">
            <text:p>0.02435202</text:p>
          </table:table-cell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6</text:p>
          </table:table-cell>
          <table:table-cell office:value-type="float" office:value="0.59337043" calcext:value-type="float">
            <text:p>0.59337043</text:p>
          </table:table-cell>
          <table:table-cell office:value-type="float" office:value="0.09391883" calcext:value-type="float">
            <text:p>0.093918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'pregnant'</text:p>
          </table:table-cell>
          <table:table-cell table:style-name="ce21" office:value-type="float" office:value="0.0357013641215171" calcext:value-type="float">
            <text:p>0.0357013641215171</text:p>
          </table:table-cell>
          <table:table-cell table:style-name="ce21" office:value-type="float" office:value="0.07300125" calcext:value-type="float">
            <text:p>0.07300125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7</text:p>
          </table:table-cell>
          <table:table-cell office:value-type="float" office:value="0.50912207" calcext:value-type="float">
            <text:p>0.50912207</text:p>
          </table:table-cell>
          <table:table-cell table:style-name="Default" office:value-type="float" office:value="0.06340447" calcext:value-type="float">
            <text:p>0.063404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thyroid_surgery'</text:p>
          </table:table-cell>
          <table:table-cell table:style-name="ce21" office:value-type="float" office:value="0.0360767353937328" calcext:value-type="float">
            <text:p>0.0360767353937328</text:p>
          </table:table-cell>
          <table:table-cell table:style-name="ce21" office:value-type="float" office:value="0.02395494" calcext:value-type="float">
            <text:p>0.02395494</text:p>
          </table:table-cell>
          <table:table-cell table:style-name="Default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8</text:p>
          </table:table-cell>
          <table:table-cell office:value-type="float" office:value="0.63719826" calcext:value-type="float">
            <text:p>0.63719826</text:p>
          </table:table-cell>
          <table:table-cell table:style-name="Default" office:value-type="float" office:value="0.08320472" calcext:value-type="float">
            <text:p>0.083204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'I131_treatment'</text:p>
          </table:table-cell>
          <table:table-cell table:style-name="ce21" office:value-type="float" office:value="0.0336720516886706" calcext:value-type="float">
            <text:p>0.0336720516886706</text:p>
          </table:table-cell>
          <table:table-cell table:style-name="ce21" office:value-type="float" office:value="0.02976886" calcext:value-type="float">
            <text:p>0.02976886</text:p>
          </table:table-cell>
          <table:table-cell table:style-name="Default"/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9</text:p>
          </table:table-cell>
          <table:table-cell office:value-type="float" office:value="0.58758962" calcext:value-type="float">
            <text:p>0.58758962</text:p>
          </table:table-cell>
          <table:table-cell office:value-type="float" office:value="0.11207946" calcext:value-type="float">
            <text:p>0.112079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query_hypothyroid'</text:p>
          </table:table-cell>
          <table:table-cell table:style-name="ce21" office:value-type="float" office:value="0.03277105319121" calcext:value-type="float">
            <text:p>0.03277105319121</text:p>
          </table:table-cell>
          <table:table-cell table:style-name="ce21" office:value-type="float" office:value="0.03881331" calcext:value-type="float">
            <text:p>0.03881331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10</text:p>
          </table:table-cell>
          <table:table-cell office:value-type="float" office:value="0.56074372" calcext:value-type="float">
            <text:p>0.56074372</text:p>
          </table:table-cell>
          <table:table-cell table:style-name="Default" office:value-type="float" office:value="0.08069772" calcext:value-type="float">
            <text:p>0.080697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query_hyperthyroid'</text:p>
          </table:table-cell>
          <table:table-cell table:style-name="ce21" office:value-type="float" office:value="0.0316658180546765" calcext:value-type="float">
            <text:p>0.0316658180546765</text:p>
          </table:table-cell>
          <table:table-cell table:style-name="ce21" office:value-type="float" office:value="0.10514852" calcext:value-type="float">
            <text:p>0.10514852</text:p>
          </table:table-cell>
          <table:table-cell table:style-name="Default"/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11</text:p>
          </table:table-cell>
          <table:table-cell office:value-type="float" office:value="0.47869341" calcext:value-type="float">
            <text:p>0.47869341</text:p>
          </table:table-cell>
          <table:table-cell table:style-name="Default" office:value-type="float" office:value="0.05948924" calcext:value-type="float">
            <text:p>0.059489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lithium'</text:p>
          </table:table-cell>
          <table:table-cell table:style-name="ce21" office:value-type="float" office:value="0.035755388204449" calcext:value-type="float">
            <text:p>0.035755388204449</text:p>
          </table:table-cell>
          <table:table-cell table:style-name="ce21" office:value-type="float" office:value="0.07821585" calcext:value-type="float">
            <text:p>0.07821585</text:p>
          </table:table-cell>
          <table:table-cell table:style-name="Default"/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12</text:p>
          </table:table-cell>
          <table:table-cell office:value-type="float" office:value="0.59710687" calcext:value-type="float">
            <text:p>0.59710687</text:p>
          </table:table-cell>
          <table:table-cell office:value-type="float" office:value="0.07953566" calcext:value-type="float">
            <text:p>0.079535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goitre'</text:p>
          </table:table-cell>
          <table:table-cell table:style-name="ce21" office:value-type="float" office:value="0.0353268298554872" calcext:value-type="float">
            <text:p>0.0353268298554872</text:p>
          </table:table-cell>
          <table:table-cell table:style-name="ce21" office:value-type="float" office:value="0.00997517" calcext:value-type="float">
            <text:p>0.00997517</text:p>
          </table:table-cell>
          <table:table-cell table:style-name="Default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13</text:p>
          </table:table-cell>
          <table:table-cell office:value-type="float" office:value="0.64717531" calcext:value-type="float">
            <text:p>0.64717531</text:p>
          </table:table-cell>
          <table:table-cell table:style-name="Default" office:value-type="float" office:value="0.11772575" calcext:value-type="float">
            <text:p>0.117725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tumor'</text:p>
          </table:table-cell>
          <table:table-cell table:style-name="ce21" office:value-type="float" office:value="0.03478372703303" calcext:value-type="float">
            <text:p>0.03478372703303</text:p>
          </table:table-cell>
          <table:table-cell table:style-name="ce21" office:value-type="float" office:value="0.01780273" calcext:value-type="float">
            <text:p>0.01780273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14</text:p>
          </table:table-cell>
          <table:table-cell office:value-type="float" office:value="0.62899618" calcext:value-type="float">
            <text:p>0.62899618</text:p>
          </table:table-cell>
          <table:table-cell table:style-name="Default" office:value-type="float" office:value="0.08727048" calcext:value-type="float">
            <text:p>0.087270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hypopituitary'</text:p>
          </table:table-cell>
          <table:table-cell table:style-name="ce21" office:value-type="float" office:value="0.00235360902843507" calcext:value-type="float">
            <text:p>0.00235360902843507</text:p>
          </table:table-cell>
          <table:table-cell table:style-name="ce21" office:value-type="float" office:value="0.05123276" calcext:value-type="float">
            <text:p>0.05123276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15</text:p>
          </table:table-cell>
          <table:table-cell office:value-type="float" office:value="0.55690787" calcext:value-type="float">
            <text:p>0.55690787</text:p>
          </table:table-cell>
          <table:table-cell table:style-name="Default" office:value-type="float" office:value="0.06878187" calcext:value-type="float">
            <text:p>0.068781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psych'</text:p>
          </table:table-cell>
          <table:table-cell table:style-name="ce21" office:value-type="float" office:value="0.0372861144898693" calcext:value-type="float">
            <text:p>0.0372861144898693</text:p>
          </table:table-cell>
          <table:table-cell table:style-name="ce21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16</text:p>
          </table:table-cell>
          <table:table-cell office:value-type="float" office:value="0.70026047" calcext:value-type="float">
            <text:p>0.70026047</text:p>
          </table:table-cell>
          <table:table-cell office:value-type="float" office:value="0.10452375" calcext:value-type="float">
            <text:p>0.104523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TSH_measured'</text:p>
          </table:table-cell>
          <table:table-cell table:style-name="ce22" office:value-type="float" office:value="0.0429337663558931" calcext:value-type="float">
            <text:p>0.0429337663558931</text:p>
          </table:table-cell>
          <table:table-cell table:style-name="ce21" office:value-type="float" office:value="0.07997609" calcext:value-type="float">
            <text:p>0.07997609</text:p>
          </table:table-cell>
          <table:table-cell table:style-name="Default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17</text:p>
          </table:table-cell>
          <table:table-cell office:value-type="float" office:value="0.755317" calcext:value-type="float">
            <text:p>0.755317</text:p>
          </table:table-cell>
          <table:table-cell office:value-type="float" office:value="0.12247018" calcext:value-type="float">
            <text:p>0.122470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TSH'</text:p>
          </table:table-cell>
          <table:table-cell table:style-name="ce21" office:value-type="float" office:value="0.230945049460737" calcext:value-type="float">
            <text:p>0.230945049460737</text:p>
          </table:table-cell>
          <table:table-cell table:style-name="ce21" office:value-type="float" office:value="0.14106723" calcext:value-type="float">
            <text:p>0.14106723</text:p>
          </table:table-cell>
          <table:table-cell table:style-name="Default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18</text:p>
          </table:table-cell>
          <table:table-cell table:style-name="Default" office:value-type="float" office:value="0.73019875" calcext:value-type="float">
            <text:p>0.73019875</text:p>
          </table:table-cell>
          <table:table-cell office:value-type="float" office:value="0.10036176" calcext:value-type="float">
            <text:p>0.100361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T3_measured'</text:p>
          </table:table-cell>
          <table:table-cell table:style-name="ce21" office:value-type="float" office:value="0.0315305779504527" calcext:value-type="float">
            <text:p>0.0315305779504527</text:p>
          </table:table-cell>
          <table:table-cell table:style-name="ce21" office:value-type="float" office:value="0.88556323" calcext:value-type="float">
            <text:p>0.88556323</text:p>
          </table:table-cell>
          <table:table-cell table:style-name="Default"/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19</text:p>
          </table:table-cell>
          <table:table-cell office:value-type="float" office:value="0.59591646" calcext:value-type="float">
            <text:p>0.59591646</text:p>
          </table:table-cell>
          <table:table-cell table:style-name="Default" office:value-type="float" office:value="0.07687616" calcext:value-type="float">
            <text:p>0.076876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T3'</text:p>
          </table:table-cell>
          <table:table-cell table:style-name="ce21" office:value-type="float" office:value="0.03630859207682" calcext:value-type="float">
            <text:p>0.03630859207682</text:p>
          </table:table-cell>
          <table:table-cell table:style-name="ce21" office:value-type="float" office:value="0.21028597" calcext:value-type="float">
            <text:p>0.21028597</text:p>
          </table:table-cell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20</text:p>
          </table:table-cell>
          <table:table-cell office:value-type="float" office:value="0.74353961" calcext:value-type="float">
            <text:p>0.74353961</text:p>
          </table:table-cell>
          <table:table-cell table:style-name="Default" office:value-type="float" office:value="0.1040438" calcext:value-type="float">
            <text:p>0.10404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TT4_measured'</text:p>
          </table:table-cell>
          <table:table-cell table:style-name="ce21" office:value-type="float" office:value="0.0477062843594864" calcext:value-type="float">
            <text:p>0.0477062843594864</text:p>
          </table:table-cell>
          <table:table-cell table:style-name="ce21" office:value-type="float" office:value="0.09877779" calcext:value-type="float">
            <text:p>0.09877779</text:p>
          </table:table-cell>
          <table:table-cell table:style-name="Default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21</text:p>
          </table:table-cell>
          <table:table-cell office:value-type="float" office:value="0.69433719" calcext:value-type="float">
            <text:p>0.69433719</text:p>
          </table:table-cell>
          <table:table-cell table:style-name="Default" office:value-type="float" office:value="0.11593018" calcext:value-type="float">
            <text:p>0.115930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TT4'</text:p>
          </table:table-cell>
          <table:table-cell table:style-name="ce21" office:value-type="float" office:value="0.0361867603596147" calcext:value-type="float">
            <text:p>0.0361867603596147</text:p>
          </table:table-cell>
          <table:table-cell table:style-name="ce21" office:value-type="float" office:value="0.61262503" calcext:value-type="float">
            <text:p>0.61262503</text:p>
          </table:table-cell>
          <table:table-cell table:style-name="Default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22</text:p>
          </table:table-cell>
          <table:table-cell office:value-type="float" office:value="0.63851646" calcext:value-type="float">
            <text:p>0.63851646</text:p>
          </table:table-cell>
          <table:table-cell table:style-name="Default" office:value-type="float" office:value="0.09179631" calcext:value-type="float">
            <text:p>0.091796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T4U_measured'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044633" calcext:value-type="float">
            <text:p>0.11044633</text:p>
          </table:table-cell>
          <table:table-cell table:style-name="Default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23</text:p>
          </table:table-cell>
          <table:table-cell office:value-type="float" office:value="0.52125608" calcext:value-type="float">
            <text:p>0.52125608</text:p>
          </table:table-cell>
          <table:table-cell table:style-name="Default" office:value-type="float" office:value="0.05801426" calcext:value-type="float">
            <text:p>0.058014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T4U'</text:p>
          </table:table-cell>
          <table:table-cell table:style-name="ce21" office:value-type="float" office:value="0.00454154582135713" calcext:value-type="float">
            <text:p>0.00454154582135713</text:p>
          </table:table-cell>
          <table:table-cell table:style-name="ce21" office:value-type="float" office:value="0.35037363" calcext:value-type="float">
            <text:p>0.35037363</text:p>
          </table:table-cell>
          <table:table-cell table:style-name="Default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24</text:p>
          </table:table-cell>
          <table:table-cell office:value-type="float" office:value="0.67726394" calcext:value-type="float">
            <text:p>0.67726394</text:p>
          </table:table-cell>
          <table:table-cell office:value-type="float" office:value="0.08376256" calcext:value-type="float">
            <text:p>0.0837625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FTI_measured'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1158327" calcext:value-type="float">
            <text:p>0.11158327</text:p>
          </table:table-cell>
          <table:table-cell table:style-name="Default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25</text:p>
          </table:table-cell>
          <table:table-cell office:value-type="float" office:value="0.58582501" calcext:value-type="float">
            <text:p>0.58582501</text:p>
          </table:table-cell>
          <table:table-cell table:style-name="Default" office:value-type="float" office:value="0.11251084" calcext:value-type="float">
            <text:p>0.112510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FTI'</text:p>
          </table:table-cell>
          <table:table-cell table:style-name="ce21" office:value-type="float" office:value="0.036366862509186" calcext:value-type="float">
            <text:p>0.036366862509186</text:p>
          </table:table-cell>
          <table:table-cell table:style-name="ce21" office:value-type="float" office:value="0.65166401" calcext:value-type="float">
            <text:p>0.65166401</text:p>
          </table:table-cell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26</text:p>
          </table:table-cell>
          <table:table-cell office:value-type="float" office:value="0.53717277" calcext:value-type="float">
            <text:p>0.53717277</text:p>
          </table:table-cell>
          <table:table-cell table:style-name="Default" office:value-type="float" office:value="0.09213913" calcext:value-type="float">
            <text:p>0.0921391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TBG_measured'</text:p>
          </table:table-cell>
          <table:table-cell table:style-name="ce21" office:value-type="float" office:value="0.0629770001175045" calcext:value-type="float">
            <text:p>0.0629770001175045</text:p>
          </table:table-cell>
          <table:table-cell table:style-name="ce21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27</text:p>
          </table:table-cell>
          <table:table-cell office:value-type="float" office:value="0.48159425" calcext:value-type="float">
            <text:p>0.48159425</text:p>
          </table:table-cell>
          <table:table-cell office:value-type="float" office:value="0.06340091" calcext:value-type="float">
            <text:p>0.063400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TBG'</text:p>
          </table:table-cell>
          <table:table-cell table:style-name="ce21" office:value-type="float" office:value="0.00112337507793714" calcext:value-type="float">
            <text:p>0.00112337507793714</text:p>
          </table:table-cell>
          <table:table-cell table:style-name="ce21" office:value-type="float" office:value="0.31303395" calcext:value-type="float">
            <text:p>0.31303395</text:p>
          </table:table-cell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28</text:p>
          </table:table-cell>
          <table:table-cell office:value-type="float" office:value="0.5945906" calcext:value-type="float">
            <text:p>0.5945906</text:p>
          </table:table-cell>
          <table:table-cell office:value-type="float" office:value="0.09058321" calcext:value-type="float">
            <text:p>0.090583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referral_source'</text:p>
          </table:table-cell>
          <table:table-cell table:style-name="ce21" office:value-type="float" office:value="0.0411676757400574" calcext:value-type="float">
            <text:p>0.041167675740057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29</text:p>
          </table:table-cell>
          <table:table-cell office:value-type="float" office:value="0.63538507" calcext:value-type="float">
            <text:p>0.63538507</text:p>
          </table:table-cell>
          <table:table-cell office:value-type="float" office:value="0.12568848" calcext:value-type="float">
            <text:p>0.12568848</text:p>
          </table:table-cell>
          <table:table-cell table:number-columns-repeated="28"/>
        </table:table-row>
        <table:table-row table:style-name="ro1">
          <table:table-cell table:number-columns-repeated="3"/>
          <table:table-cell table:formula="of:=SUM([.D4:.D32])" office:value-type="float" office:value="1.083272304715" calcext:value-type="float">
            <text:p>1.083272304715</text:p>
          </table:table-cell>
          <table:table-cell table:formula="of:=SUM([.E4:.E32])" office:value-type="float" office:value="4.8441897" calcext:value-type="float">
            <text:p>4.844189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a30</text:p>
          </table:table-cell>
          <table:table-cell office:value-type="float" office:value="0.58804564" calcext:value-type="float">
            <text:p>0.58804564</text:p>
          </table:table-cell>
          <table:table-cell office:value-type="float" office:value="0.10324839" calcext:value-type="float">
            <text:p>0.10324839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float" office:value="0.51232062" calcext:value-type="float">
            <text:p>0.51232062</text:p>
          </table:table-cell>
          <table:table-cell office:value-type="float" office:value="0.06086269" calcext:value-type="float">
            <text:p>0.06086269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a32</text:p>
          </table:table-cell>
          <table:table-cell office:value-type="float" office:value="0.62738812" calcext:value-type="float">
            <text:p>0.62738812</text:p>
          </table:table-cell>
          <table:table-cell office:value-type="float" office:value="0.09122713" calcext:value-type="float">
            <text:p>0.09122713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string" calcext:value-type="string">
            <text:p>a33</text:p>
          </table:table-cell>
          <table:table-cell office:value-type="float" office:value="0.61921258" calcext:value-type="float">
            <text:p>0.61921258</text:p>
          </table:table-cell>
          <table:table-cell office:value-type="float" office:value="0.10335728" calcext:value-type="float">
            <text:p>0.10335728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string" calcext:value-type="string">
            <text:p>a34</text:p>
          </table:table-cell>
          <table:table-cell office:value-type="float" office:value="0.56606869" calcext:value-type="float">
            <text:p>0.56606869</text:p>
          </table:table-cell>
          <table:table-cell office:value-type="float" office:value="0.08851662" calcext:value-type="float">
            <text:p>0.08851662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string" calcext:value-type="string">
            <text:p>a35</text:p>
          </table:table-cell>
          <table:table-cell office:value-type="float" office:value="0.45973646" calcext:value-type="float">
            <text:p>0.45973646</text:p>
          </table:table-cell>
          <table:table-cell office:value-type="float" office:value="0.05980933" calcext:value-type="float">
            <text:p>0.05980933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string" calcext:value-type="string">
            <text:p>a36</text:p>
          </table:table-cell>
          <table:table-cell office:value-type="float" office:value="0.58727512" calcext:value-type="float">
            <text:p>0.58727512</text:p>
          </table:table-cell>
          <table:table-cell office:value-type="float" office:value="0.07399061" calcext:value-type="float">
            <text:p>0.07399061</text:p>
          </table:table-cell>
          <table:table-cell table:number-columns-repeated="28"/>
        </table:table-row>
        <table:table-row table:style-name="ro1">
          <table:table-cell table:number-columns-repeated="9"/>
          <table:table-cell table:formula="of:=SUM([.J4:.J39])" office:value-type="float" office:value="21.56432295" calcext:value-type="float">
            <text:p>21.56432295</text:p>
          </table:table-cell>
          <table:table-cell table:formula="of:=SUM([.K4:.K39])" office:value-type="float" office:value="3.23289146" calcext:value-type="float">
            <text:p>3.23289146</text:p>
          </table:table-cell>
          <table:table-cell table:number-columns-repeated="28"/>
        </table:table-row>
        <table:table-row table:style-name="ro1" table:number-rows-repeated="9">
          <table:table-cell table:number-columns-repeated="3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0.10344158" calcext:value-type="float">
            <text:p>0.10344158</text:p>
          </table:table-cell>
          <table:table-cell office:value-type="float" office:value="0.08704191" calcext:value-type="float">
            <text:p>0.08704191</text:p>
          </table:table-cell>
          <table:table-cell office:value-type="float" office:value="0.06720999" calcext:value-type="float">
            <text:p>0.06720999</text:p>
          </table:table-cell>
          <table:table-cell office:value-type="float" office:value="0.08388752" calcext:value-type="float">
            <text:p>0.08388752</text:p>
          </table:table-cell>
          <table:table-cell office:value-type="float" office:value="0.12208868" calcext:value-type="float">
            <text:p>0.12208868</text:p>
          </table:table-cell>
          <table:table-cell office:value-type="float" office:value="0.09391883" calcext:value-type="float">
            <text:p>0.09391883</text:p>
          </table:table-cell>
          <table:table-cell table:style-name="Default" office:value-type="float" office:value="0.06340447" calcext:value-type="float">
            <text:p>0.06340447</text:p>
          </table:table-cell>
          <table:table-cell table:style-name="Default" office:value-type="float" office:value="0.08320472" calcext:value-type="float">
            <text:p>0.08320472</text:p>
          </table:table-cell>
          <table:table-cell table:style-name="ce3" office:value-type="float" office:value="0.11207946" calcext:value-type="float">
            <text:p>0.11207946</text:p>
          </table:table-cell>
          <table:table-cell office:value-type="float" office:value="0.08069772" calcext:value-type="float">
            <text:p>0.08069772</text:p>
          </table:table-cell>
          <table:table-cell office:value-type="float" office:value="0.05948924" calcext:value-type="float">
            <text:p>0.05948924</text:p>
          </table:table-cell>
          <table:table-cell table:style-name="ce3" office:value-type="float" office:value="0.07953566" calcext:value-type="float">
            <text:p>0.07953566</text:p>
          </table:table-cell>
          <table:table-cell office:value-type="float" office:value="0.11772575" calcext:value-type="float">
            <text:p>0.11772575</text:p>
          </table:table-cell>
          <table:table-cell office:value-type="float" office:value="0.08727048" calcext:value-type="float">
            <text:p>0.08727048</text:p>
          </table:table-cell>
          <table:table-cell office:value-type="float" office:value="0.06878187" calcext:value-type="float">
            <text:p>0.06878187</text:p>
          </table:table-cell>
          <table:table-cell table:style-name="ce3" office:value-type="float" office:value="0.10452375" calcext:value-type="float">
            <text:p>0.10452375</text:p>
          </table:table-cell>
          <table:table-cell table:style-name="ce3" office:value-type="float" office:value="0.12247018" calcext:value-type="float">
            <text:p>0.12247018</text:p>
          </table:table-cell>
          <table:table-cell table:style-name="ce3" office:value-type="float" office:value="0.10036176" calcext:value-type="float">
            <text:p>0.10036176</text:p>
          </table:table-cell>
          <table:table-cell office:value-type="float" office:value="0.07687616" calcext:value-type="float">
            <text:p>0.07687616</text:p>
          </table:table-cell>
          <table:table-cell office:value-type="float" office:value="0.1040438" calcext:value-type="float">
            <text:p>0.1040438</text:p>
          </table:table-cell>
          <table:table-cell office:value-type="float" office:value="0.11593018" calcext:value-type="float">
            <text:p>0.11593018</text:p>
          </table:table-cell>
          <table:table-cell office:value-type="float" office:value="0.09179631" calcext:value-type="float">
            <text:p>0.09179631</text:p>
          </table:table-cell>
          <table:table-cell office:value-type="float" office:value="0.05801426" calcext:value-type="float">
            <text:p>0.05801426</text:p>
          </table:table-cell>
          <table:table-cell table:style-name="ce3" office:value-type="float" office:value="0.08376256" calcext:value-type="float">
            <text:p>0.08376256</text:p>
          </table:table-cell>
          <table:table-cell office:value-type="float" office:value="0.11251084" calcext:value-type="float">
            <text:p>0.11251084</text:p>
          </table:table-cell>
          <table:table-cell office:value-type="float" office:value="0.09213913" calcext:value-type="float">
            <text:p>0.09213913</text:p>
          </table:table-cell>
          <table:table-cell table:style-name="ce3" office:value-type="float" office:value="0.06340091" calcext:value-type="float">
            <text:p>0.06340091</text:p>
          </table:table-cell>
          <table:table-cell table:style-name="ce3" office:value-type="float" office:value="0.09058321" calcext:value-type="float">
            <text:p>0.09058321</text:p>
          </table:table-cell>
          <table:table-cell table:style-name="ce3" office:value-type="float" office:value="0.12568848" calcext:value-type="float">
            <text:p>0.12568848</text:p>
          </table:table-cell>
          <table:table-cell table:style-name="ce3" office:value-type="float" office:value="0.10324839" calcext:value-type="float">
            <text:p>0.10324839</text:p>
          </table:table-cell>
          <table:table-cell table:style-name="ce3" office:value-type="float" office:value="0.06086269" calcext:value-type="float">
            <text:p>0.06086269</text:p>
          </table:table-cell>
          <table:table-cell table:style-name="ce3" office:value-type="float" office:value="0.09122713" calcext:value-type="float">
            <text:p>0.09122713</text:p>
          </table:table-cell>
          <table:table-cell table:style-name="ce3" office:value-type="float" office:value="0.10335728" calcext:value-type="float">
            <text:p>0.10335728</text:p>
          </table:table-cell>
          <table:table-cell table:style-name="ce3" office:value-type="float" office:value="0.08851662" calcext:value-type="float">
            <text:p>0.08851662</text:p>
          </table:table-cell>
          <table:table-cell table:style-name="ce3" office:value-type="float" office:value="0.05980933" calcext:value-type="float">
            <text:p>0.05980933</text:p>
          </table:table-cell>
          <table:table-cell table:style-name="ce3" office:value-type="float" office:value="0.07399061" calcext:value-type="float">
            <text:p>0.07399061</text:p>
          </table:table-cell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number-columns-repeated="3"/>
          <table:table-cell office:value-type="float" office:value="0.59851257" calcext:value-type="float">
            <text:p>0.59851257</text:p>
          </table:table-cell>
          <table:table-cell office:value-type="float" office:value="0.5625994" calcext:value-type="float">
            <text:p>0.5625994</text:p>
          </table:table-cell>
          <table:table-cell office:value-type="float" office:value="0.49926547" calcext:value-type="float">
            <text:p>0.49926547</text:p>
          </table:table-cell>
          <table:table-cell office:value-type="float" office:value="0.6085746" calcext:value-type="float">
            <text:p>0.6085746</text:p>
          </table:table-cell>
          <table:table-cell office:value-type="float" office:value="0.64724628" calcext:value-type="float">
            <text:p>0.64724628</text:p>
          </table:table-cell>
          <table:table-cell office:value-type="float" office:value="0.59337043" calcext:value-type="float">
            <text:p>0.59337043</text:p>
          </table:table-cell>
          <table:table-cell office:value-type="float" office:value="0.50912207" calcext:value-type="float">
            <text:p>0.50912207</text:p>
          </table:table-cell>
          <table:table-cell office:value-type="float" office:value="0.63719826" calcext:value-type="float">
            <text:p>0.63719826</text:p>
          </table:table-cell>
          <table:table-cell table:style-name="ce3" office:value-type="float" office:value="0.58758962" calcext:value-type="float">
            <text:p>0.58758962</text:p>
          </table:table-cell>
          <table:table-cell table:style-name="ce3" office:value-type="float" office:value="0.56074372" calcext:value-type="float">
            <text:p>0.56074372</text:p>
          </table:table-cell>
          <table:table-cell table:style-name="ce3" office:value-type="float" office:value="0.47869341" calcext:value-type="float">
            <text:p>0.47869341</text:p>
          </table:table-cell>
          <table:table-cell table:style-name="ce3" office:value-type="float" office:value="0.59710687" calcext:value-type="float">
            <text:p>0.59710687</text:p>
          </table:table-cell>
          <table:table-cell table:style-name="ce3" office:value-type="float" office:value="0.64717531" calcext:value-type="float">
            <text:p>0.64717531</text:p>
          </table:table-cell>
          <table:table-cell table:style-name="ce3" office:value-type="float" office:value="0.62899618" calcext:value-type="float">
            <text:p>0.62899618</text:p>
          </table:table-cell>
          <table:table-cell table:style-name="ce3" office:value-type="float" office:value="0.55690787" calcext:value-type="float">
            <text:p>0.55690787</text:p>
          </table:table-cell>
          <table:table-cell table:style-name="ce3" office:value-type="float" office:value="0.70026047" calcext:value-type="float">
            <text:p>0.70026047</text:p>
          </table:table-cell>
          <table:table-cell table:style-name="ce3" office:value-type="float" office:value="0.755317" calcext:value-type="float">
            <text:p>0.755317</text:p>
          </table:table-cell>
          <table:table-cell office:value-type="float" office:value="0.73019875" calcext:value-type="float">
            <text:p>0.73019875</text:p>
          </table:table-cell>
          <table:table-cell table:style-name="ce3" office:value-type="float" office:value="0.59591646" calcext:value-type="float">
            <text:p>0.59591646</text:p>
          </table:table-cell>
          <table:table-cell table:style-name="ce3" office:value-type="float" office:value="0.74353961" calcext:value-type="float">
            <text:p>0.74353961</text:p>
          </table:table-cell>
          <table:table-cell table:style-name="ce3" office:value-type="float" office:value="0.69433719" calcext:value-type="float">
            <text:p>0.69433719</text:p>
          </table:table-cell>
          <table:table-cell table:style-name="ce3" office:value-type="float" office:value="0.63851646" calcext:value-type="float">
            <text:p>0.63851646</text:p>
          </table:table-cell>
          <table:table-cell table:style-name="ce3" office:value-type="float" office:value="0.52125608" calcext:value-type="float">
            <text:p>0.52125608</text:p>
          </table:table-cell>
          <table:table-cell table:style-name="ce3" office:value-type="float" office:value="0.67726394" calcext:value-type="float">
            <text:p>0.67726394</text:p>
          </table:table-cell>
          <table:table-cell table:style-name="ce3" office:value-type="float" office:value="0.58582501" calcext:value-type="float">
            <text:p>0.58582501</text:p>
          </table:table-cell>
          <table:table-cell table:style-name="ce3" office:value-type="float" office:value="0.53717277" calcext:value-type="float">
            <text:p>0.53717277</text:p>
          </table:table-cell>
          <table:table-cell table:style-name="ce3" office:value-type="float" office:value="0.48159425" calcext:value-type="float">
            <text:p>0.48159425</text:p>
          </table:table-cell>
          <table:table-cell table:style-name="ce3" office:value-type="float" office:value="0.5945906" calcext:value-type="float">
            <text:p>0.5945906</text:p>
          </table:table-cell>
          <table:table-cell table:style-name="ce3" office:value-type="float" office:value="0.63538507" calcext:value-type="float">
            <text:p>0.63538507</text:p>
          </table:table-cell>
          <table:table-cell table:style-name="ce3" office:value-type="float" office:value="0.58804564" calcext:value-type="float">
            <text:p>0.58804564</text:p>
          </table:table-cell>
          <table:table-cell table:style-name="ce3" office:value-type="float" office:value="0.51232062" calcext:value-type="float">
            <text:p>0.51232062</text:p>
          </table:table-cell>
          <table:table-cell table:style-name="ce3" office:value-type="float" office:value="0.62738812" calcext:value-type="float">
            <text:p>0.62738812</text:p>
          </table:table-cell>
          <table:table-cell table:style-name="ce3" office:value-type="float" office:value="0.61921258" calcext:value-type="float">
            <text:p>0.61921258</text:p>
          </table:table-cell>
          <table:table-cell table:style-name="ce3" office:value-type="float" office:value="0.56606869" calcext:value-type="float">
            <text:p>0.56606869</text:p>
          </table:table-cell>
          <table:table-cell table:style-name="ce3" office:value-type="float" office:value="0.45973646" calcext:value-type="float">
            <text:p>0.45973646</text:p>
          </table:table-cell>
          <table:table-cell table:style-name="ce3" office:value-type="float" office:value="0.58727512" calcext:value-type="float">
            <text:p>0.58727512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30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29"/>
        </table:table-row>
        <table:table-row table:style-name="ro1" table:number-rows-repeated="1048502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Khmer OS System" svg:font-family="'Khmer OS System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03:53:36.302938617</meta:creation-date>
    <dc:date>2021-12-31T00:05:04.366737180</dc:date>
    <meta:editing-duration>PT2H27M37S</meta:editing-duration>
    <meta:editing-cycles>4</meta:editing-cycles>
    <meta:generator>LibreOffice/7.2.3.2$Linux_X86_64 LibreOffice_project/20$Build-2</meta:generator>
    <meta:document-statistic meta:table-count="2" meta:cell-count="1206" meta:object-count="0"/>
  </office:meta>
</office:document-meta>
</file>